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5.858cm" fo:min-width="7.942cm" fo:padding-top="0.142cm" fo:padding-bottom="0.142cm" fo:padding-left="0.267cm" fo:padding-right="0.267cm"/>
    </style:style>
    <style:style style:name="gr2" style:family="graphic" style:parent-style-name="standard">
      <style:graphic-properties svg:stroke-width="0.212cm" svg:stroke-color="#ffffff" draw:marker-start-width="0.518cm" draw:marker-end-width="0.518cm" draw:fill-color="#89c765" draw:textarea-horizontal-align="justify" draw:textarea-vertical-align="middle" draw:auto-grow-height="false" fo:min-height="1.546cm" fo:min-width="1.296cm" fo:padding-top="0.231cm" fo:padding-bottom="0.231cm" fo:padding-left="0.356cm" fo:padding-right="0.356cm" draw:shadow="hidden"/>
    </style:style>
    <style:style style:name="gr3" style:family="graphic" style:parent-style-name="standard">
      <style:graphic-properties svg:stroke-width="0.212cm" svg:stroke-color="#ffffff" draw:marker-start-width="0.518cm" draw:marker-end-width="0.518cm" draw:textarea-horizontal-align="justify" draw:textarea-vertical-align="middle" draw:auto-grow-height="false" fo:min-height="1.546cm" fo:min-width="1.296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ffffff" draw:marker-start-width="0.518cm" draw:marker-end-width="0.518cm" draw:fill-color="#fff685" draw:textarea-horizontal-align="justify" draw:textarea-vertical-align="middle" draw:auto-grow-height="false" fo:min-height="1.546cm" fo:min-width="1.296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ffffff" draw:marker-start-width="0.518cm" draw:marker-end-width="0.518cm" draw:fill-color="#f8aa97" draw:textarea-horizontal-align="justify" draw:textarea-vertical-align="middle" draw:auto-grow-height="false" fo:min-height="1.546cm" fo:min-width="1.296cm" fo:padding-top="0.231cm" fo:padding-bottom="0.231cm" fo:padding-left="0.356cm" fo:padding-right="0.356cm" draw:shadow="hidden" draw:shadow-offset-x="0cm" draw:shadow-offset-y="0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888cm" fo:min-width="3.62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79cm" fo:min-width="1.279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svg:stroke-color="#89c765" draw:fill-color="#e0efd4" draw:textarea-horizontal-align="justify" draw:textarea-vertical-align="middle" draw:auto-grow-height="false" fo:min-height="0.687cm" fo:min-width="0.516cm"/>
    </style:style>
    <style:style style:name="gr15" style:family="graphic" style:parent-style-name="standard">
      <style:graphic-properties svg:stroke-color="#f8aa97" draw:fill-color="#fcd3c1" draw:textarea-horizontal-align="justify" draw:textarea-vertical-align="middle" draw:auto-grow-height="false" fo:min-height="0.687cm" fo:min-width="0.516cm"/>
    </style:style>
    <style:style style:name="gr16" style:family="graphic" style:parent-style-name="standard">
      <style:graphic-properties svg:stroke-color="#cccccc" draw:fill="none" draw:textarea-horizontal-align="justify" draw:textarea-vertical-align="middle" draw:auto-grow-height="false" fo:min-height="9.656cm" fo:min-width="5.85cm"/>
    </style:style>
    <style:style style:name="gr17" style:family="graphic" style:parent-style-name="standard">
      <style:graphic-properties svg:stroke-color="#add58a" draw:fill="solid" draw:fill-color="#e0efd4" draw:textarea-horizontal-align="justify" draw:textarea-vertical-align="middle" draw:auto-grow-height="false" fo:min-height="2.29cm" fo:min-width="3.818cm"/>
    </style:style>
    <style:style style:name="gr1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069cm" fo:min-width="0.794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61cm" fo:min-width="0.028cm" fo:padding-top="0.151cm" fo:padding-bottom="0.151cm" fo:padding-left="0.276cm" fo:padding-right="0.276cm"/>
    </style:style>
    <style:style style:name="gr20" style:family="graphic" style:parent-style-name="standard">
      <style:graphic-properties svg:stroke-color="#89c765" draw:fill-color="#e0efd4" draw:textarea-horizontal-align="justify" draw:textarea-vertical-align="middle" draw:auto-grow-height="false" fo:min-height="0.056cm" fo:min-width="0cm"/>
    </style:style>
    <style:style style:name="gr21" style:family="graphic" style:parent-style-name="standard">
      <style:graphic-properties svg:stroke-color="#89c765" draw:fill-color="#e0efd4" draw:textarea-horizontal-align="justify" draw:textarea-vertical-align="middle" draw:auto-grow-height="false" fo:min-height="0.055cm" fo:min-width="0cm"/>
    </style:style>
    <style:style style:name="gr22" style:family="graphic" style:parent-style-name="standard">
      <style:graphic-properties svg:stroke-color="#f8aa97" draw:fill-color="#fcd3c1" draw:textarea-horizontal-align="justify" draw:textarea-vertical-align="middle" draw:auto-grow-height="false" fo:min-height="0.055cm" fo:min-width="0cm"/>
    </style:style>
    <style:style style:name="gr23" style:family="graphic" style:parent-style-name="standard">
      <style:graphic-properties svg:stroke-color="#f8aa97" draw:fill-color="#fcd3c1" draw:textarea-horizontal-align="justify" draw:textarea-vertical-align="middle" draw:auto-grow-height="false" fo:min-height="0.056cm" fo:min-width="0cm"/>
    </style:style>
    <style:style style:name="gr24" style:family="graphic" style:parent-style-name="standard">
      <style:graphic-properties svg:stroke-color="#cccccc" draw:fill="none" draw:textarea-horizontal-align="justify" draw:textarea-vertical-align="middle" draw:auto-grow-height="false" fo:min-height="5.846cm" fo:min-width="8.136cm"/>
    </style:style>
    <style:style style:name="gr25" style:family="graphic" style:parent-style-name="standard">
      <style:graphic-properties svg:stroke-color="#cccccc" draw:fill="none" draw:textarea-horizontal-align="justify" draw:textarea-vertical-align="middle" draw:auto-grow-height="false" fo:min-height="2.798cm" fo:min-width="1.532cm"/>
    </style:style>
    <style:style style:name="gr26" style:family="graphic" style:parent-style-name="standard">
      <style:graphic-properties svg:stroke-color="#add58a" draw:fill="solid" draw:fill-color="#e0efd4" draw:textarea-horizontal-align="justify" draw:textarea-vertical-align="middle" draw:auto-grow-height="false" fo:min-height="0.531cm" fo:min-width="0.882cm"/>
    </style:style>
    <style:style style:name="gr27" style:family="graphic" style:parent-style-name="standard">
      <style:graphic-properties draw:fill-color="#adc5e7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ccbe00" draw:fill-color="#fffbcc" draw:textarea-horizontal-align="justify" draw:textarea-vertical-align="middle" draw:auto-grow-height="false" fo:min-height="3.306cm" fo:min-width="3.0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1" style:family="graphic" style:parent-style-name="standard">
      <style:graphic-properties svg:stroke-color="#ccbe00" draw:fill-color="#fffbcc" draw:textarea-horizontal-align="justify" draw:textarea-vertical-align="middle" draw:auto-grow-height="false" fo:min-height="5.494cm" fo:min-width="3.056cm"/>
    </style:style>
    <style:style style:name="gr32" style:family="graphic" style:parent-style-name="standard">
      <style:graphic-properties svg:stroke-color="#f9a870" draw:fill-color="#ffe5ca" draw:textarea-horizontal-align="justify" draw:textarea-vertical-align="middle" draw:auto-grow-height="false" fo:min-height="5.494cm" fo:min-width="3.056cm"/>
    </style:style>
    <style:style style:name="gr33" style:family="graphic" style:parent-style-name="standard">
      <style:graphic-properties svg:stroke-color="#c7a0cb" draw:fill-color="#dfcce4" draw:textarea-horizontal-align="justify" draw:textarea-vertical-align="middle" draw:auto-grow-height="false" fo:min-height="5.494cm" fo:min-width="3.056cm"/>
    </style:style>
    <style:style style:name="gr34" style:family="graphic" style:parent-style-name="standard">
      <style:graphic-properties svg:stroke-color="#7da7d8" draw:fill-color="#bce4e5" draw:textarea-horizontal-align="justify" draw:textarea-vertical-align="middle" draw:auto-grow-height="false" fo:min-height="5.494cm" fo:min-width="3.056cm"/>
    </style:style>
    <style:style style:name="gr35" style:family="graphic" style:parent-style-name="standard">
      <style:graphic-properties svg:stroke-color="#add58a" draw:fill-color="#e0efd4" draw:textarea-horizontal-align="justify" draw:textarea-vertical-align="middle" draw:auto-grow-height="false" fo:min-height="5.494cm" fo:min-width="3.05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729fcf"/>
      <style:paragraph-properties fo:text-align="center"/>
      <style:text-properties style:font-name="Ubuntu Condensed"/>
    </style:style>
    <style:style style:name="P2" style:family="paragraph">
      <style:paragraph-properties fo:text-align="center"/>
      <style:text-properties style:font-name="Ubuntu Condensed"/>
    </style:style>
    <style:style style:name="P3" style:family="paragraph">
      <loext:graphic-properties draw:fill-color="#89c765"/>
      <style:paragraph-properties fo:text-align="center"/>
      <style:text-properties style:font-name="Ubuntu Condensed"/>
    </style:style>
    <style:style style:name="P4" style:family="paragraph">
      <loext:graphic-properties draw:fill-color="#fff685"/>
      <style:paragraph-properties fo:text-align="center"/>
      <style:text-properties style:font-name="Ubuntu Condensed"/>
    </style:style>
    <style:style style:name="P5" style:family="paragraph">
      <loext:graphic-properties draw:fill-color="#f8aa97"/>
      <style:paragraph-properties fo:text-align="center"/>
      <style:text-properties style:font-name="Ubuntu Condensed"/>
    </style:style>
    <style:style style:name="P6" style:family="paragraph">
      <loext:graphic-properties draw:fill="none"/>
      <style:paragraph-properties fo:text-align="center"/>
      <style:text-properties style:font-name="Ubuntu Condensed"/>
    </style:style>
    <style:style style:name="P7" style:family="paragraph">
      <style:text-properties style:font-name="Ubuntu Condensed"/>
    </style:style>
    <style:style style:name="P8" style:family="paragraph">
      <loext:graphic-properties draw:fill="none" draw:fill-color="#ffffff"/>
      <style:text-properties style:font-name="Ubuntu Condensed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e0efd4"/>
      <style:paragraph-properties fo:text-align="center"/>
    </style:style>
    <style:style style:name="P12" style:family="paragraph">
      <loext:graphic-properties draw:fill-color="#fcd3c1"/>
      <style:paragraph-properties fo:text-align="center"/>
    </style:style>
    <style:style style:name="P13" style:family="paragraph">
      <loext:graphic-properties draw:fill="solid" draw:fill-color="#e0efd4"/>
      <style:paragraph-properties fo:text-align="center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adc5e7"/>
      <style:paragraph-properties fo:text-align="center"/>
    </style:style>
    <style:style style:name="P18" style:family="paragraph">
      <loext:graphic-properties draw:fill-color="#fffbcc"/>
      <style:paragraph-properties fo:text-align="center"/>
    </style:style>
    <style:style style:name="P19" style:family="paragraph">
      <style:paragraph-properties fo:text-align="center"/>
      <style:text-properties style:font-name="Ubuntu Condensed" fo:font-size="14pt" fo:font-weight="bold" style:font-weight-asian="bold" style:font-weight-complex="bold"/>
    </style:style>
    <style:style style:name="P20" style:family="paragraph">
      <style:paragraph-properties fo:text-align="center"/>
      <style:text-properties style:font-name="Ubuntu Condensed" fo:font-size="14pt"/>
    </style:style>
    <style:style style:name="P21" style:family="paragraph">
      <loext:graphic-properties draw:fill-color="#fffbcc"/>
      <style:paragraph-properties fo:text-align="center"/>
      <style:text-properties style:font-name="Ubuntu Condensed" fo:font-size="14pt" fo:font-weight="bold" style:font-weight-asian="bold" style:font-weight-complex="bold"/>
    </style:style>
    <style:style style:name="P22" style:family="paragraph">
      <loext:graphic-properties draw:fill-color="#ffe5ca"/>
      <style:paragraph-properties fo:text-align="center"/>
      <style:text-properties style:font-name="Ubuntu Condensed" fo:font-size="14pt"/>
    </style:style>
    <style:style style:name="P23" style:family="paragraph">
      <loext:graphic-properties draw:fill-color="#dfcce4"/>
      <style:paragraph-properties fo:text-align="center"/>
      <style:text-properties style:font-name="Ubuntu Condensed" fo:font-size="14pt"/>
    </style:style>
    <style:style style:name="P24" style:family="paragraph">
      <loext:graphic-properties draw:fill-color="#bce4e5"/>
      <style:paragraph-properties fo:text-align="center"/>
      <style:text-properties style:font-name="Ubuntu Condensed" fo:font-size="14pt"/>
    </style:style>
    <style:style style:name="P25" style:family="paragraph">
      <loext:graphic-properties draw:fill-color="#e0efd4"/>
      <style:paragraph-properties fo:text-align="center"/>
      <style:text-properties style:font-name="Ubuntu Condensed" fo:font-size="14pt"/>
    </style:style>
    <style:style style:name="T1" style:family="text">
      <style:text-properties style:font-name="Ubuntu Condense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938cm" svg:height="8.636cm" svg:x="6.65cm" svg:y="2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54cm" svg:height="2.54cm" svg:x="5.38cm" svg:y="5.96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54cm" svg:x="17.111cm" svg:y="5.86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4cm" svg:height="2.54cm" svg:x="11.33cm" svg:y="10.33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4cm" svg:height="2.54cm" svg:x="11.322cm" svg:y="1.74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6" draw:layer="layout" svg:width="3.047cm" svg:height="4.317cm" draw:transform="rotate (1.5707963267949) translate (8.282cm 10.06cm)" svg:viewBox="0 0 3048 4318" svg:d="M0 4318c3048 0 3048-4318 3048-4318">
          <text:p/>
        </draw:path>
        <draw:frame draw:style-name="gr7" draw:text-style-name="P8" draw:layer="layout" svg:width="2.953cm" svg:height="0.963cm" svg:x="10.814cm" svg:y="4.334cm">
          <draw:text-box>
            <text:p text:style-name="P7">Construire</text:p>
          </draw:text-box>
        </draw:frame>
        <draw:frame draw:style-name="gr7" draw:text-style-name="P8" draw:layer="layout" svg:width="2.051cm" svg:height="0.963cm" svg:x="19.815cm" svg:y="6.634cm">
          <draw:text-box>
            <text:p text:style-name="P7">Lancer</text:p>
          </draw:text-box>
        </draw:frame>
        <draw:frame draw:style-name="gr7" draw:text-style-name="P8" draw:layer="layout" svg:width="2.97cm" svg:height="0.963cm" svg:x="10.816cm" svg:y="13.034cm">
          <draw:text-box>
            <text:p text:style-name="P7">Apprendre</text:p>
          </draw:text-box>
        </draw:frame>
        <draw:frame draw:style-name="gr7" draw:text-style-name="P8" draw:layer="layout" svg:width="1.514cm" svg:height="0.963cm" svg:x="3.517cm" svg:y="6.834cm">
          <draw:text-box>
            <text:p text:style-name="P7">Idée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9" draw:text-style-name="P10" draw:layer="layout" svg:width="7.366cm" svg:height="2.032cm" svg:x="9.144cm" svg:y="7.87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10" draw:layer="layout" svg:width="3.556cm" svg:height="5.334cm" svg:x="12.446cm" svg:y="1.52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10" draw:layer="layout" svg:x1="12.446cm" svg:y1="3.048cm" svg:x2="12.446cm" svg:y2="7.874cm">
          <text:p/>
        </draw:line>
        <draw:path draw:style-name="gr11" draw:text-style-name="P10" draw:layer="layout" svg:width="25.58cm" svg:height="4.099cm" draw:transform="rotate (-0.141022603561142) translate (1.94630479848289cm 5.03851369961902cm)" svg:viewBox="0 0 25581 4100" svg:d="M0 4100c239-102 453 43 686-285 170-239 410-521 761-412 308 95 483 391 778 522 267 117 562-39 693-239 173-265 397-579 742-551 327 27 484 362 751 503 227 120 556 143 722-32 226-238 375-489 579-716 237-264 470 96 686 208 282 146 541 534 814 283 252-232 559-286 656-655 80-306 569-345 703-6 129 327 473 355 758 548 249 168 562-150 722-360 171-226 72-622 312-771 264-164 548-138 880-78 292 52 577 81 787 263 235 202 464 398 761 408 278 9 531-168 674-378 170-249 394-468 690-590 258-106 537-189 801 27 244 201 467 489 817 471 278-14 564 9 748-342 125-237 404-364 660-468 236-96 472-157 762-85 346 86 537 564 849 372 267-164 253-585 470-817 185-198 543-103 815-45 329 71 548 411 879 414 334 3 679-113 962-324 228-170 470-336 798-324 321 12 487 318 810 260 276-50 618-18 713-430 73-320 442-539 709-452 281 91 648 94 633 496">
          <text:p/>
        </draw:path>
        <draw:path draw:style-name="gr11" draw:text-style-name="P10" draw:layer="layout" svg:width="3.481cm" svg:height="2.43cm" draw:transform="rotate (-2.78170576182856) translate (11.2757781659257cm 11.4856924191098cm)" svg:viewBox="0 0 3482 2431" svg:d="M0 2427c284 43 454-280 726-346 343-85 360-390 592-522 394-224 359-423 832-629 344-149 536-502 848-673l371-257 113 92">
          <text:p/>
        </draw:path>
        <draw:line draw:style-name="gr12" draw:text-style-name="P10" draw:layer="layout" svg:x1="8.128cm" svg:y1="12.672cm" svg:x2="6.604cm" svg:y2="14.478cm">
          <text:p/>
        </draw:line>
        <draw:line draw:style-name="gr12" draw:text-style-name="P10" draw:layer="layout" svg:x1="7.112cm" svg:y1="12.954cm" svg:x2="8.128cm" svg:y2="13.716cm">
          <text:p/>
        </draw:line>
        <draw:path draw:style-name="gr12" draw:text-style-name="P10" draw:layer="layout" svg:width="1.015cm" svg:height="1.015cm" draw:transform="rotate (-2.38167629727146) translate (7.37373128859572cm 13.7921201973886cm)" svg:viewBox="0 0 1016 1016" svg:d="M0 1016c1307 0 980-1016 980-1016">
          <text:p/>
        </draw:path>
        <draw:path draw:style-name="gr12" draw:text-style-name="P10" draw:layer="layout" svg:width="1.015cm" svg:height="1.015cm" draw:transform="rotate (-0.810879970476566) translate (7.19876064164969cm 13.6079972148273cm)" svg:viewBox="0 0 1016 1016" svg:d="M0 1016c1307 0 980-1016 980-1016">
          <text:p/>
        </draw:path>
        <draw:frame draw:style-name="gr13" draw:text-style-name="P8" draw:layer="layout" svg:width="10.414cm" svg:height="1.673cm" svg:x="16.994cm" svg:y="2.724cm">
          <draw:text-box>
            <text:p text:style-name="P7">Ce qui fait avancer (le positif)</text:p>
          </draw:text-box>
        </draw:frame>
        <draw:custom-shape draw:style-name="gr14" draw:text-style-name="P11" draw:layer="layout" svg:width="1.016cm" svg:height="0.937cm" draw:transform="rotate (-0.351334778426458) translate (12.934cm 1.55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016cm" svg:height="0.937cm" draw:transform="rotate (-0.224274808881272) translate (16.859cm 5.89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016cm" svg:height="0.937cm" draw:transform="rotate (0.32637657012294) translate (14.419cm 4.58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016cm" svg:height="0.937cm" svg:x="15.342cm" svg:y="5.6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016cm" svg:height="0.937cm" svg:x="13.542cm" svg:y="3.2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016cm" svg:height="0.937cm" svg:x="13.242cm" svg:y="5.397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0.414cm" svg:height="1.673cm" svg:x="0.994cm" svg:y="10.725cm">
          <draw:text-box>
            <text:p text:style-name="P7">Ce qui freine (le négatif)</text:p>
          </draw:text-box>
        </draw:frame>
        <draw:custom-shape draw:style-name="gr15" draw:text-style-name="P12" draw:layer="layout" svg:width="1.016cm" svg:height="0.937cm" svg:x="1.542cm" svg:y="11.9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016cm" svg:height="0.937cm" draw:transform="rotate (-0.268606171881927) translate (3.084cm 12.379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016cm" svg:height="0.937cm" svg:x="1.942cm" svg:y="13.7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016cm" svg:height="0.937cm" svg:x="4.542cm" svg:y="11.9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016cm" svg:height="0.937cm" draw:transform="rotate (0.217817090648892) translate (3.953cm 13.81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6" draw:text-style-name="P10" draw:layer="layout" svg:width="6.35cm" svg:height="9.906cm" svg:x="9.072cm" svg:y="2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318cm" svg:height="2.54cm" svg:x="9.326cm" svg:y="3.556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6.391cm" svg:height="0.962cm" svg:x="9.088cm" svg:y="2.648cm">
          <draw:text-box>
            <text:p text:style-name="P14">Solution : titre catchy</text:p>
          </draw:text-box>
        </draw:frame>
        <draw:custom-shape draw:style-name="gr17" draw:text-style-name="P13" draw:layer="layout" svg:width="4.318cm" svg:height="2.54cm" svg:x="9.326cm" svg:y="6.5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318cm" svg:height="2.54cm" svg:x="9.326cm" svg:y="9.5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8" draw:text-style-name="P10" draw:layer="layout" svg:width="2.402cm" svg:height="0.663cm" svg:x="8.269cm" svg:y="6.38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0" draw:layer="layout" svg:width="1.159cm" svg:height="1.739cm" svg:x="9.346cm" svg:y="4.31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10" draw:layer="layout" svg:x1="9.346cm" svg:y1="4.815cm" svg:x2="9.346cm" svg:y2="6.388cm">
          <text:p/>
        </draw:line>
        <draw:path draw:style-name="gr11" draw:text-style-name="P10" draw:layer="layout" svg:width="8.34cm" svg:height="1.336cm" draw:transform="rotate (-0.141022603561142) translate (5.92248871524702cm 5.46389119334894cm)" svg:viewBox="0 0 8341 1337" svg:d="M0 1337c78-34 148 14 224-93 55-78 133-170 248-135 100 31 157 128 254 171 86 38 183-13 225-78 57-87 130-189 242-180 107 9 158 118 245 164 74 39 181 47 236-10 73-78 122-160 188-234 78-86 153 32 224 68 92 48 176 174 265 92 83-75 183-93 214-213 26-100 186-113 230-2 42 106 154 116 246 178 82 55 184-48 236-117 56-73 23-203 102-251 86-54 178-45 287-26 95 17 188 27 256 86 77 66 152 130 248 133 91 3 174-55 220-123 55-81 129-153 225-192 84-35 175-62 261 8 80 66 152 160 267 154 90-5 183 3 244-112 40-77 131-118 215-152 77-32 153-51 248-28 113 28 175 184 277 121 87-53 82-190 153-266 61-64 177-34 266-15 107 23 179 134 286 135 109 1 222-37 314-105 75-56 153-110 260-106 105 4 159 104 264 85 90-16 202-6 233-140 24-105 144-176 231-148 92 30 211 31 206 162">
          <text:p/>
        </draw:path>
        <draw:path draw:style-name="gr11" draw:text-style-name="P10" draw:layer="layout" svg:width="1.134cm" svg:height="0.792cm" draw:transform="rotate (-2.78170576182856) translate (8.96426295013828cm 7.56592432472832cm)" svg:viewBox="0 0 1135 793" svg:d="M0 791c93 14 148-91 237-113 112-27 117-127 193-170 128-73 117-138 271-205 112-48 175-163 277-219l120-84 37 30">
          <text:p/>
        </draw:path>
        <draw:line draw:style-name="gr12" draw:text-style-name="P10" draw:layer="layout" svg:x1="7.938cm" svg:y1="7.953cm" svg:x2="7.441cm" svg:y2="8.542cm">
          <text:p/>
        </draw:line>
        <draw:line draw:style-name="gr12" draw:text-style-name="P10" draw:layer="layout" svg:x1="7.607cm" svg:y1="8.045cm" svg:x2="7.938cm" svg:y2="8.293cm">
          <text:p/>
        </draw:line>
        <draw:path draw:style-name="gr12" draw:text-style-name="P10" draw:layer="layout" svg:width="0.33cm" svg:height="0.331cm" draw:transform="rotate (-2.38272349482266) translate (7.69202115042075cm 8.31839172524992cm)" svg:viewBox="0 0 331 332" svg:d="M0 332c426-1 319-332 319-332">
          <text:p/>
        </draw:path>
        <draw:path draw:style-name="gr12" draw:text-style-name="P10" draw:layer="layout" svg:width="0.33cm" svg:height="0.331cm" draw:transform="rotate (-0.811927168027762) translate (7.6354768129298cm 8.25790040146381cm)" svg:viewBox="0 0 331 332" svg:d="M0 332c426-1 319-332 319-332">
          <text:p/>
        </draw:path>
        <draw:custom-shape draw:style-name="gr20" draw:text-style-name="P11" draw:layer="layout" svg:width="0.331cm" svg:height="0.306cm" draw:transform="rotate (-0.351334778426458) translate (9.505cm 4.327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331cm" svg:height="0.306cm" draw:transform="rotate (-0.224274808881272) translate (10.785cm 5.74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331cm" svg:height="0.306cm" draw:transform="rotate (0.32637657012294) translate (9.989cm 5.316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331cm" svg:height="0.305cm" svg:x="10.29cm" svg:y="5.67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331cm" svg:height="0.306cm" svg:x="9.703cm" svg:y="4.8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332cm" svg:height="0.305cm" svg:x="9.605cm" svg:y="5.5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331cm" svg:height="0.305cm" svg:x="5.791cm" svg:y="7.7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0.332cm" svg:height="0.306cm" draw:transform="rotate (-0.268606171881927) translate (6.293cm 7.857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331cm" svg:height="0.305cm" svg:x="5.921cm" svg:y="8.3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331cm" svg:height="0.305cm" svg:x="6.769cm" svg:y="7.7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0.331cm" svg:height="0.306cm" draw:transform="rotate (0.217817090648892) translate (6.577cm 8.326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8.636cm" svg:height="6.096cm" svg:x="5.588cm" svg:y="3.3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2.032cm" svg:height="3.048cm" svg:x="15.272cm" svg:y="5.6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382cm" svg:height="0.781cm" svg:x="15.353cm" svg:y="5.95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382cm" svg:height="0.781cm" svg:x="15.353cm" svg:y="6.87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382cm" svg:height="0.781cm" svg:x="15.353cm" svg:y="7.7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2.032cm" svg:height="3.048cm" svg:x="17.672cm" svg:y="5.6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382cm" svg:height="0.781cm" svg:x="17.753cm" svg:y="5.95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382cm" svg:height="0.781cm" svg:x="17.753cm" svg:y="6.87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382cm" svg:height="0.781cm" svg:x="17.753cm" svg:y="7.7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2.032cm" svg:height="3.048cm" svg:x="20.172cm" svg:y="5.6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382cm" svg:height="0.781cm" svg:x="20.253cm" svg:y="5.95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382cm" svg:height="0.781cm" svg:x="20.253cm" svg:y="6.87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382cm" svg:height="0.781cm" svg:x="20.253cm" svg:y="7.7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096cm" svg:height="0.096cm" svg:x="16.878cm" svg:y="7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096cm" svg:height="0.096cm" svg:x="16.879cm" svg:y="7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096cm" svg:height="0.096cm" svg:x="17.079cm" svg:y="7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096cm" svg:height="0.096cm" svg:x="17.079cm" svg:y="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096cm" svg:height="0.096cm" svg:x="19.279cm" svg:y="6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096cm" svg:height="0.096cm" svg:x="19.479cm" svg:y="7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096cm" svg:height="0.096cm" svg:x="21.779cm" svg:y="6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096cm" svg:height="0.096cm" svg:x="21.979cm" svg:y="7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096cm" svg:height="0.096cm" svg:x="21.779cm" svg:y="7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8" draw:text-style-name="P18" draw:layer="layout" svg:width="3.556cm" svg:height="3.556cm" svg:x="2.634cm" svg:y="5.4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3.556cm" svg:height="3.556cm" svg:x="6.834cm" svg:y="5.4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3.556cm" svg:height="3.556cm" svg:x="11.034cm" svg:y="5.4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3.556cm" svg:height="3.556cm" svg:x="15.334cm" svg:y="5.4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3.556cm" svg:height="3.556cm" svg:x="19.634cm" svg:y="5.4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3.556cm" svg:height="3.556cm" svg:x="23.934cm" svg:y="5.432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5.08cm" svg:height="0.963cm" svg:x="2.54cm" svg:y="4.024cm">
          <draw:text-box>
            <text:p text:style-name="P7"><text:span text:style-name="T1">Con</text:span><text:span text:style-name="T1">text</text:span><text:span text:style-name="T1">e</text:span></text:p>
          </draw:text-box>
        </draw:frame>
        <draw:frame draw:style-name="gr30" draw:text-style-name="P8" draw:layer="layout" svg:width="3.546cm" svg:height="0.963cm" svg:x="24.14cm" svg:y="4.025cm">
          <draw:text-box>
            <text:p text:style-name="P7"><text:span text:style-name="T1">Obj</text:span><text:span text:style-name="T1">ectif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31" draw:text-style-name="P21" draw:layer="layout" svg:width="3.556cm" svg:height="5.744cm" svg:x="4.134cm" svg:y="4.932cm">
          <text:p text:style-name="P19">Comprendre</text:p>
          <text:p text:style-name="P19"/>
          <text:p text:style-name="P20">* interview</text:p>
          <text:p text:style-name="P20">* map</text:p>
          <text:p text:style-name="P20">(avec experts)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3.556cm" svg:height="5.744cm" svg:x="8.334cm" svg:y="4.932cm">
          <text:p text:style-name="P20"><text:span text:style-name="T2">Imaginer</text:span></text:p>
          <text:p text:style-name="P20"/>
          <text:p text:style-name="P20">* demos</text:p>
          <text:p text:style-name="P20">* sketching</text:p>
          <text:p text:style-name="P20"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3.556cm" svg:height="5.744cm" svg:x="12.534cm" svg:y="4.932cm">
          <text:p text:style-name="P20"><text:span text:style-name="T2">Décider</text:span></text:p>
          <text:p text:style-name="P20"/>
          <text:p text:style-name="P20">* sticky note</text:p>
          <text:p text:style-name="P20">* storyboard</text:p>
          <text:p text:style-name="P20"/>
          <draw:enhanced-geometry svg:viewBox="0 0 21600 21600" draw:type="rectangle" draw:enhanced-path="M 0 0 L 21600 0 21600 21600 0 21600 0 0 Z N"/>
        </draw:custom-shape>
        <draw:custom-shape draw:style-name="gr34" draw:text-style-name="P24" draw:layer="layout" svg:width="3.556cm" svg:height="5.744cm" svg:x="16.834cm" svg:y="4.932cm">
          <text:p text:style-name="P20"><text:span text:style-name="T2">Prototype</text:span></text:p>
          <text:p text:style-name="P20"/>
          <text:p text:style-name="P20">* maquette</text:p>
          <text:p text:style-name="P20">* questionnaire</text:p>
          <text:p text:style-name="P20"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3.556cm" svg:height="5.744cm" svg:x="21.134cm" svg:y="4.932cm">
          <text:p text:style-name="P20"><text:span text:style-name="T2">Tester</text:span></text:p>
          <text:p text:style-name="P20"><text:span text:style-name="T2"/></text:p>
          <text:p text:style-name="P20">* user test</text:p>
          <text:p text:style-name="P20">* 5 utilisateurs</text:p>
          <text:p text:style-name="P20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20:40:15.237567767</meta:creation-date>
    <dc:date>2018-11-22T08:54:14.783969174</dc:date>
    <meta:editing-duration>PT44S</meta:editing-duration>
    <meta:editing-cycles>2</meta:editing-cycles>
    <meta:generator>LibreOffice/6.0.6.2$Linux_X86_64 LibreOffice_project/00m0$Build-2</meta:generator>
    <meta:document-statistic meta:object-count="125"/>
  </office:meta>
</office:document-meta>
</file>